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fo:font-weight="normal" style:font-size-asian="12pt" style:font-size-complex="12p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bol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font-name="Arial1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size="12pt" fo:font-weight="normal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font-name="Trebuchet MS" fo:font-size="20pt" fo:font-style="normal" style:text-underline-style="none" fo:font-weight="normal" style:text-blinking="false" fo:background-color="transparent" style:font-size-asian="20pt" style:font-size-complex="20pt"/>
    </style:style>
    <style:style style:name="T1" style:family="text"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background-color="transparent"/>
    </style:style>
    <style:style style:name="T2" style:family="text"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font-weight="bold" fo:background-color="transparent"/>
    </style:style>
    <style:style style:name="T3" style:family="text">
      <style:text-properties fo:font-variant="normal" fo:text-transform="none" fo:color="#000000" style:font-name="Arial1" fo:font-style="normal" style:text-underline-style="solid" style:text-underline-width="auto" style:text-underline-color="font-color" fo:background-color="transparent"/>
    </style:style>
    <style:style style:name="T4" style:family="text">
      <style:text-properties fo:font-variant="normal" fo:text-transform="none" fo:color="#000000" style:font-name="Arial1" fo:font-style="normal" style:text-underline-style="solid" style:text-underline-width="auto" style:text-underline-color="font-color" fo:font-weight="bold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1.25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10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bookmark text:name="docs-internal-guid-4b298025-19ec-b9c3-10e1-b16c35c90c5c"/>RESTful JSON API</text:h>
      <text:p text:style-name="P3">We include the following overview of our application programming interface in order to explain the calls and interfaces that we are employing in our program. This is aimed to give a comprehensive overview of all calls and explain their meanings. </text:p>
      <text:p text:style-name="P1"/>
      <text:p text:style-name="P5">Objects</text:p>
      <text:p text:style-name="P4">appState</text:p>
      <text:p text:style-name="P7"><text:span text:style-name="T3">Description:</text:span><text:span text:style-name="T5"> </text:span></text:p>
      <text:p text:style-name="P3">appState is what the server sends to the client in order to notify the client of the current state of the application.</text:p>
      <text:p text:style-name="P6">Form:</text:p>
      <text:p text:style-name="P3">appState={</text:p>
      <text:p text:style-name="P3">simulation:simulation</text:p>
      <text:p text:style-name="P3">device:device</text:p>
      <text:p text:style-name="P3">simulations_list:[ simulation_description ]</text:p>
      <text:p text:style-name="P3">}</text:p>
      <text:p text:style-name="P6">Explanation:</text:p>
      <text:list xml:id="list6335370747015782607" text:style-name="L1">
        <text:list-item>
          <text:p text:style-name="P8">simulation is a simulation object</text:p>
        </text:list-item>
        <text:list-item>
          <text:p text:style-name="P8">device is the device object which belongs to the current user</text:p>
        </text:list-item>
        <text:list-item>
          <text:p text:style-name="P8">simulation_list is an array of simulation_description objects, each object contains the name of a simulation, the number of devices in that simulation and number of networks. </text:p>
        </text:list-item>
      </text:list>
      <text:p text:style-name="P1"/>
      <text:p text:style-name="P4">simulation_description</text:p>
      <text:p text:style-name="P6">Description:</text:p>
      <text:p text:style-name="P3">A bare-bones description of a of the simulations in the application used for viewing before registering to one.</text:p>
      <text:p text:style-name="P6">Form:</text:p>
      <text:p text:style-name="P3">simulation_description={</text:p>
      <text:p text:style-name="P3">simulation_id : string</text:p>
      <text:p text:style-name="P3">simulation_name: string</text:p>
      <text:p text:style-name="P3">num_devices: int</text:p>
      <text:p text:style-name="P3">num_networks: int</text:p>
      <text:p text:style-name="P3">}</text:p>
      <text:p text:style-name="P6"><text:soft-page-break/>Explanation:</text:p>
      <text:list xml:id="list3559062414858254941" text:style-name="L2">
        <text:list-item>
          <text:p text:style-name="P9">simulation_id : the id of the simulation object</text:p>
        </text:list-item>
        <text:list-item>
          <text:p text:style-name="P9">simulation_name: the name of this simulation</text:p>
        </text:list-item>
        <text:list-item>
          <text:p text:style-name="P9">num_devices: the number of devices currently in this simulation</text:p>
        </text:list-item>
        <text:list-item>
          <text:p text:style-name="P9">num_networks: the number of networks currently in this simulation</text:p>
        </text:list-item>
      </text:list>
      <text:p text:style-name="P1"/>
      <text:p text:style-name="P4">simulation</text:p>
      <text:p text:style-name="P6">Description:</text:p>
      <text:p text:style-name="P3">An object which describes a simulation.</text:p>
      <text:p text:style-name="P6">Form:</text:p>
      <text:p text:style-name="P3">simulation={</text:p>
      <text:p text:style-name="P3">_id: string //the unique ID of the simulation</text:p>
      <text:p text:style-name="P3">num_devices: int</text:p>
      <text:p text:style-name="P3">num_networks: int</text:p>
      <text:p text:style-name="P3">simulation_population: int</text:p>
      <text:p text:style-name="P3">simulation_name: string </text:p>
      <text:p text:style-name="P18">tokenMethod: string</text:p>
      <text:p text:style-name="P3">partition_list: [partition]</text:p>
      <text:p text:style-name="P3">activity_logs: String</text:p>
      <text:p text:style-name="P3">}</text:p>
      <text:p text:style-name="P6">Explanation:</text:p>
      <text:list xml:id="list4558472763770632192" text:style-name="L3">
        <text:list-item>
          <text:p text:style-name="P10">_id: the unique identifier of this simulation</text:p>
        </text:list-item>
        <text:list-item>
          <text:p text:style-name="P10">num_devices: the number of devices in this simulation</text:p>
        </text:list-item>
        <text:list-item>
          <text:p text:style-name="P10">num_networks: the number of networks in this simulation</text:p>
        </text:list-item>
        <text:list-item>
          <text:p text:style-name="P10">simulation_population: the number of verified users in this simulation</text:p>
        </text:list-item>
        <text:list-item>
          <text:p text:style-name="P10">simulation_name: the name of this simulation</text:p>
        </text:list-item>
        <text:list-item>
          <text:p text:style-name="P10">tokenMethod: The method by which tokens are propagated to users</text:p>
        </text:list-item>
        <text:list-item>
          <text:p text:style-name="P10">partition_list: Holds an array of all partitions, which hold a list of networks</text:p>
        </text:list-item>
        <text:list-item>
          <text:p text:style-name="P10">activity_logs: holds all of the activities which occurred on the server.</text:p>
        </text:list-item>
      </text:list>
      <text:p text:style-name="P1"/>
      <text:p text:style-name="P4">Partition</text:p>
      <text:p text:style-name="P6">Description:</text:p>
      <text:p text:style-name="P3">Holds a list of all partitions in the simulation</text:p>
      <text:p text:style-name="P6">Form:</text:p>
      <text:p text:style-name="P3">partition={</text:p>
      <text:p text:style-name="P3"><text:soft-page-break/>_id: string,</text:p>
      <text:p text:style-name="P3">partition_name: string,</text:p>
      <text:p text:style-name="P3">network_list: [Network]</text:p>
      <text:p text:style-name="P3">}</text:p>
      <text:p text:style-name="P6">Explanation:</text:p>
      <text:list xml:id="list3312152204337476542" text:style-name="L4">
        <text:list-item>
          <text:p text:style-name="P11">_id: the unique identifier for this partition</text:p>
        </text:list-item>
        <text:list-item>
          <text:p text:style-name="P11">network_list: an array of all Network objects</text:p>
        </text:list-item>
      </text:list>
      <text:p text:style-name="P1"/>
      <text:p text:style-name="P4">Network</text:p>
      <text:p text:style-name="P6">Description:</text:p>
      <text:p text:style-name="P3">Represents a network within the simulation</text:p>
      <text:p text:style-name="P6">Form:</text:p>
      <text:p text:style-name="P3">Network={</text:p>
      <text:p text:style-name="P3">_id: string</text:p>
      <text:p text:style-name="P3">network_name: string</text:p>
      <text:p text:style-name="P3">network_type: string</text:p>
      <text:p text:style-name="P3">partition: string</text:p>
      <text:p text:style-name="P3">device_list:[device]</text:p>
      <text:p text:style-name="P3">}</text:p>
      <text:p text:style-name="P6">Explanation:</text:p>
      <text:list xml:id="list1635078334338333404" text:style-name="L5">
        <text:list-item>
          <text:p text:style-name="P12">_id: the unique identifier of this network</text:p>
        </text:list-item>
        <text:list-item>
          <text:p text:style-name="P12">network_name: the name of this network</text:p>
        </text:list-item>
        <text:list-item>
          <text:p text:style-name="P12">network_type: displays what kind of network this is. For example, wifi, GSM.</text:p>
        </text:list-item>
        <text:list-item>
          <text:p text:style-name="P12">partition: The name of the partition which this device belongs to.</text:p>
        </text:list-item>
        <text:list-item>
          <text:p text:style-name="P12">device_list: An array of all devices within this network</text:p>
        </text:list-item>
      </text:list>
      <text:p text:style-name="P1"/>
      <text:p text:style-name="P4">Device</text:p>
      <text:p text:style-name="P6">Description:</text:p>
      <text:p text:style-name="P3">The representation of a device within a simulation.</text:p>
      <text:p text:style-name="P6">Form:</text:p>
      <text:p text:style-name="P3">Device={</text:p>
      <text:p text:style-name="P3">_id: string</text:p>
      <text:p text:style-name="P3">token: string</text:p>
      <text:p text:style-name="P3">email: string</text:p>
      <text:p text:style-name="P3">verified: boolean</text:p>
      <text:p text:style-name="P3"><text:soft-page-break/>current_partition: string</text:p>
      <text:p text:style-name="P3">current_network: string</text:p>
      <text:p text:style-name="P3">registeredOn: string</text:p>
      <text:p text:style-name="P3">admin: boolean</text:p>
      <text:p text:style-name="P3">networks_created: [string]</text:p>
      <text:p text:style-name="P3">current_simulation: string</text:p>
      <text:p text:style-name="P3">current_device_name: string</text:p>
      <text:p text:style-name="P3">activity: string</text:p>
      <text:p text:style-name="P3">}</text:p>
      <text:p text:style-name="P6">Explanation:</text:p>
      <text:list xml:id="list5780350473180874348" text:style-name="L6">
        <text:list-item>
          <text:p text:style-name="P13">_id: the unique id of the device</text:p>
        </text:list-item>
        <text:list-item>
          <text:p text:style-name="P13">token: the unique token assigned to this device. This is the unique identifier of this device</text:p>
        </text:list-item>
        <text:list-item>
          <text:p text:style-name="P13">email: the email of the user using </text:p>
        </text:list-item>
        <text:list-item>
          <text:p text:style-name="P13">verified: a boolean value specified whether this device has been verified with the simulation.</text:p>
        </text:list-item>
        <text:list-item>
          <text:p text:style-name="P13">current_parition: the name of the current partition which this device is a member of .</text:p>
        </text:list-item>
        <text:list-item>
          <text:p text:style-name="P13">current_network: the name of the network which this device is a member of.</text:p>
        </text:list-item>
        <text:list-item>
          <text:p text:style-name="P13">registeredOn: The date which this device was verified on.</text:p>
        </text:list-item>
        <text:list-item>
          <text:p text:style-name="P13">admin: whether the device is an admin or not.</text:p>
        </text:list-item>
        <text:list-item>
          <text:p text:style-name="P13">networks_created: a list of  the names of networks which this device has created.</text:p>
        </text:list-item>
        <text:list-item>
          <text:p text:style-name="P13">current_simulation: the name of  the current simulation which this device is a part of.</text:p>
        </text:list-item>
        <text:list-item>
          <text:p text:style-name="P13">current_device_name: the name of this device</text:p>
        </text:list-item>
        <text:list-item>
          <text:p text:style-name="P13">activity: the activity log of this device.</text:p>
        </text:list-item>
      </text:list>
      <text:p text:style-name="P1"/>
      <text:p text:style-name="P4">Simulation_history</text:p>
      <text:p text:style-name="P6">Description:</text:p>
      <text:p text:style-name="P3">A list of ‘snapshots’  of the simulation, one for each event which has occurred to be viewed, and accompanied by the logs.</text:p>
      <text:p text:style-name="P6">Form:</text:p>
      <text:p text:style-name="P3">States={</text:p>
      <text:p text:style-name="P3">simulation_id: string</text:p>
      <text:p text:style-name="P3">state: [ history_state  ]</text:p>
      <text:p text:style-name="P3">}</text:p>
      <text:p text:style-name="P6">Explanation:</text:p>
      <text:list xml:id="list2137879105413897002" text:style-name="L7">
        <text:list-item>
          <text:p text:style-name="P14"><text:soft-page-break/>simulation_id: the id of the simulation this states object represents</text:p>
        </text:list-item>
        <text:list-item>
          <text:p text:style-name="P14">state : an array of state_objects</text:p>
        </text:list-item>
      </text:list>
      <text:p text:style-name="P1"/>
      <text:p text:style-name="P4">history_state</text:p>
      <text:p text:style-name="P6">Description:</text:p>
      <text:p text:style-name="P3">The state or ‘snapshot’ of what the simulation looks like at that point in time. Used to accompany viewing logs.</text:p>
      <text:p text:style-name="P6">Form:</text:p>
      <text:p text:style-name="P3">state_object ={</text:p>
      <text:p text:style-name="P3">timestamp: string</text:p>
      <text:p text:style-name="P3">simulation: simulation_object</text:p>
      <text:p text:style-name="P3">}</text:p>
      <text:p text:style-name="P3">Explanation:</text:p>
      <text:list xml:id="list8244357930407398482" text:style-name="L8">
        <text:list-item>
          <text:p text:style-name="P15">timestamp: the timestamp of when this history_state was current</text:p>
        </text:list-item>
        <text:list-item>
          <text:p text:style-name="P15">simulation: the simulation object recorded at this timestamp</text:p>
        </text:list-item>
      </text:list>
      <text:p text:style-name="P1"/>
      <text:p text:style-name="P4">event_queue_wrapper</text:p>
      <text:p text:style-name="P6">Description:</text:p>
      <text:p text:style-name="P3">The list of events which have occurred on the client since the previous sync which are to be sent to the server.</text:p>
      <text:p text:style-name="P6">Form:</text:p>
      <text:p text:style-name="P3">event_queue_wrapper={</text:p>
      <text:p text:style-name="P3">eventQueue:[event]</text:p>
      <text:p text:style-name="P3">token:string</text:p>
      <text:p text:style-name="P3">simulationName :string</text:p>
      <text:p text:style-name="P3">}</text:p>
      <text:p text:style-name="P6">Explanation:</text:p>
      <text:list xml:id="list1061642677757113331" text:style-name="L9">
        <text:list-item>
          <text:p text:style-name="P16">eventQueue is an array of event objects (outlined below).</text:p>
        </text:list-item>
        <text:list-item>
          <text:p text:style-name="P16">token is a string representing the unique token of that device</text:p>
        </text:list-item>
        <text:list-item>
          <text:p text:style-name="P16">simulationName is a string representation of the name of the simulation which that device is a member of.</text:p>
        </text:list-item>
      </text:list>
      <text:p text:style-name="P4">event</text:p>
      <text:p text:style-name="P6">Description:</text:p>
      <text:p text:style-name="P3">An event which occurred on the client side which must be handled by the server.</text:p>
      <text:p text:style-name="P6">Form:</text:p>
      <text:p text:style-name="P3"><text:soft-page-break/>event={</text:p>
      <text:p text:style-name="P3">route: string</text:p>
      <text:p text:style-name="P3">event_data: {event_data_object}</text:p>
      <text:p text:style-name="P3">time_stamp: string</text:p>
      <text:p text:style-name="P3">}</text:p>
      <text:p text:style-name="P6">Explanation:</text:p>
      <text:list xml:id="list6994807454703912415" text:style-name="L10">
        <text:list-item>
          <text:p text:style-name="P17">route is a string indicating how the router on the server side should handle this event. It is of the form “/type/event”. The different routes are detailed below.</text:p>
        </text:list-item>
        <text:list-item>
          <text:p text:style-name="P17">event_data is the information about the event to be handled by the server. </text:p>
        </text:list-item>
        <text:list-item>
          <text:p text:style-name="P17">time_stamp is the time at which this event occurred.</text:p>
        </text:list-item>
      </text:list>
      <text:p text:style-name="P1"/>
      <text:p text:style-name="P4">file</text:p>
      <text:p text:style-name="P6">Description:</text:p>
      <text:p text:style-name="P3">A generic file. It contains a type, and data in the form of a text string.</text:p>
      <text:p text:style-name="P1"/>
      <text:p text:style-name="P7"><text:span text:style-name="T3">Form</text:span><text:span text:style-name="T8">:</text:span></text:p>
      <text:p text:style-name="P1"/>
      <text:p text:style-name="P3">file={</text:p>
      <text:p text:style-name="P3">name: string,</text:p>
      <text:p text:style-name="P3">type: (‘RDT’/’APP’),</text:p>
      <text:p text:style-name="P3">data: string</text:p>
      <text:p text:style-name="P3">}</text:p>
      <text:p text:style-name="P1"/>
      <text:p text:style-name="P5">Routes</text:p>
      <text:p text:style-name="P5"/>
      <text:p text:style-name="P3">The following is a list of all of the routes which are used to handle the events in the event queue passed to the server.</text:p>
      <text:p text:style-name="P1"/>
      <text:p text:style-name="P4">/create/Simulation</text:p>
      <text:p text:style-name="P18">event_data={</text:p>
      <text:p text:style-name="P18">num_devices: int</text:p>
      <text:p text:style-name="P18">num_networks: int</text:p>
      <text:p text:style-name="P18">simulation_population: 0? what is this?</text:p>
      <text:p text:style-name="P18">simulation_name: string</text:p>
      <text:p text:style-name="P18">tokenMethod: string (We should just use email for now)</text:p>
      <text:p text:style-name="P18"><text:soft-page-break/>config_map: config_map</text:p>
      <text:p text:style-name="P18">activity_logs: ‘’ why do we need this?</text:p>
      <text:p text:style-name="P3">}</text:p>
      <text:p text:style-name="P1"/>
      <text:p text:style-name="P4">/create/Network</text:p>
      <text:p text:style-name="P3">event_data={</text:p>
      <text:p text:style-name="P3">network_name: string</text:p>
      <text:p text:style-name="P3">simulation_id: string</text:p>
      <text:p text:style-name="P3">}</text:p>
      <text:p text:style-name="P1"/>
      <text:p text:style-name="P4">/create/Device</text:p>
      <text:p text:style-name="P3">event_data={</text:p>
      <text:p text:style-name="P3">simulation_id: string</text:p>
      <text:p text:style-name="P3">device_name: string</text:p>
      <text:p text:style-name="P3">}</text:p>
      <text:p text:style-name="P1"/>
      <text:p text:style-name="P4">/move/Device/Network</text:p>
      <text:p text:style-name="P3">event_data={</text:p>
      <text:p text:style-name="P3">network_id: string</text:p>
      <text:p text:style-name="P3">simulation_id: string</text:p>
      <text:p text:style-name="P3">device_token: string</text:p>
      <text:p text:style-name="P3">}</text:p>
      <text:p text:style-name="P1"/>
      <text:p text:style-name="P4">/merge/Partitions</text:p>
      <text:p text:style-name="P3">event_data={</text:p>
      <text:p text:style-name="P3">partition_a_id: string</text:p>
      <text:p text:style-name="P3">partition_b_id: string</text:p>
      <text:p text:style-name="P3">simulation_id: string</text:p>
      <text:p text:style-name="P3">}</text:p>
      <text:p text:style-name="P1"/>
      <text:p text:style-name="P4">/authenticate/authToken</text:p>
      <text:p text:style-name="P3">event_data={</text:p>
      <text:p text:style-name="P3">token: string</text:p>
      <text:p text:style-name="P3">}</text:p>
      <text:p text:style-name="P1"/>
      <text:p text:style-name="P4"><text:soft-page-break/>/divide/Partitions</text:p>
      <text:p text:style-name="P3">event_data={</text:p>
      <text:p text:style-name="P7"><text:span text:style-name="T8">partition_id: string</text:span><text:span text:style-name="T5"> </text:span></text:p>
      <text:p text:style-name="P3">split_networks_list: [network_id]</text:p>
      <text:p text:style-name="P3">simulation_id: string</text:p>
      <text:p text:style-name="P3">}</text:p>
      <text:p text:style-name="P1"/>
      <text:p text:style-name="P6">Explanation:</text:p>
      <text:p text:style-name="P3">partition_id: the unique id of the partition</text:p>
      <text:p text:style-name="P3">split_networks: an array of unique_id’s of networks which are being removed from this partition and put into a new partition</text:p>
      <text:p text:style-name="P3">simulation_id: the unique id of this simulation</text:p>
      <text:p text:style-name="P1"/>
      <text:p text:style-name="P4">/upload/</text:p>
      <text:p text:style-name="P3">event_data={</text:p>
      <text:p text:style-name="P3">simulation_id: string,</text:p>
      <text:p text:style-name="P7"><text:span text:style-name="T8">files:[</text:span><text:span text:style-name="T9">file</text:span><text:span text:style-name="T8">]</text:span></text:p>
      <text:p text:style-name="P18">}</text:p>
      <text:p text:style-name="P2"><text:line-break/></text:p>
      <text:p text:style-name="P7"><text:span text:style-name="T3">Explanation</text:span><text:span text:style-name="T4">: </text:span><text:span text:style-name="T8">This is called when a simulation admin wishes to upload an RDT or an Application to their simulation. The server handles the file types and placing them in the proper directories.</text:span></text:p>
      <text:p text:style-name="P1"><text:span text:style-name="T10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Fleming</meta:initial-creator>
    <meta:creation-date>2015-03-14T17:44:55.93</meta:creation-date>
    <meta:document-statistic meta:table-count="0" meta:image-count="0" meta:object-count="0" meta:page-count="8" meta:paragraph-count="227" meta:word-count="1052" meta:character-count="6983"/>
    <dc:date>2015-03-14T17:46:04.28</dc:date>
    <dc:creator>Noah Fleming</dc:creator>
    <meta:editing-duration>PT1M9S</meta:editing-duration>
    <meta:editing-cycles>1</meta:editing-cycles>
    <meta:generator>OpenOffice/4.0.1$Win32 OpenOffice.org_project/401m5$Build-9714</meta:generator>
  </office:meta>
</office:document-meta>
</file>